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4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4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3" table:number-rows-repeated="57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2010/09/23</text:date>, <text:time>15:21:1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23T15:21:14.99</dc:date>
    <dc:language>en-US</dc:language>
    <meta:editing-cycles>12</meta:editing-cycles>
    <meta:editing-duration>PT01H21M35S</meta:editing-duration>
    <dc:creator>稜剛 張簡</dc:creator>
    <meta:document-statistic meta:table-count="2" meta:cell-count="64" meta:object-count="0"/>
    <meta:user-defined meta:name="Info 1"/>
    <meta:user-defined meta:name="Info 2"/>
    <meta:user-defined meta:name="Info 3"/>
    <meta:user-defined meta:name="Info 4"/>
  </office:meta>
</office:document-meta>
</file>